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00DFEFEE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ahoma"/>
    </style:style>
    <style:style style:name="P3" style:family="paragraph" style:parent-style-name="Standard">
      <style:text-properties style:text-position="0% 100%" style:font-name="Tahoma"/>
    </style:style>
    <style:style style:name="P4" style:family="paragraph" style:parent-style-name="Standard">
      <style:text-properties style:text-position="0% 100%" style:font-name="Tahoma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ahoma"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style:text-position="0% 100%" style:font-name="Tahoma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 style:font-name="Tahoma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3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481cm" svg:height="0.707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1.582cm" svg:height="1.272cm" draw:z-index="14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2" draw:name="Object25" text:anchor-type="as-char" svg:width="1.79cm" svg:height="1.088cm" draw:z-index="2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6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7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</text:p>
      <text:p text:style-name="P3"><draw:frame draw:style-name="fr1" draw:name="Object16" text:anchor-type="as-char" svg:width="15.667cm" svg:height="1.291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9.737cm" svg:height="2.367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3">Now for the tricks</text:p>
      <text:p text:style-name="P3"><draw:frame draw:style-name="fr1" draw:name="Object21" text:anchor-type="as-char" svg:width="4.477cm" svg:height="0.55cm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0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2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8.443cm" svg:height="1.291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7.619cm" svg:height="1.291cm" draw:z-index="25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Standard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15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lpha_4$Unix OpenOffice.org_project/680m5$Build-9011</meta:generator>
    <meta:creation-date>2005-05-21T15:25:29</meta:creation-date>
    <dc:creator>Joseph Huang</dc:creator>
    <dc:date>2006-07-09T17:48:22</dc:date>
    <dc:language>en-US</dc:language>
    <meta:editing-cycles>65</meta:editing-cycles>
    <meta:editing-duration>P4DT8H7M32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27" meta:page-count="4" meta:paragraph-count="56" meta:word-count="437" meta:character-count="2314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b>
                    <math:mi>f</math:mi>
                    <math:mi math:fontstyle="italic">pot</math:mi>
                  </math:msub>
                </math:mrow>
                <math:mo math:stretchy="false"></math:mo>
                <math:mrow>
                  <math:mi>e</math:mi>
                  <math:mo math:stretchy="false">⋅</math:mo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 cdot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i>e</math:mi>
                      <math:mo math:stretchy="false">−</math:mo>
                      <math:mi>m</math:mi>
                    </math:mrow>
                    <math:mo math:stretchy="false"></math:mo>
                  </math:mrow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{{f_pot + (f + f_d)(e-m)} over {m+1}} 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 {e cdot win^e } over (1+ f_pot + e cdot (f + f_d)) 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x</math:mn>
        <math:mo math:stretchy="false"></math:mo>
        <math:msub>
          <math:mi>f</math:mi>
          <math:mi math:fontstyle="italic">pot</math:mi>
        </math:msub>
      </math:mrow>
    </math:mfrac>
    <math:annotation math:encoding="StarMath 5.0">x over {2x+f_pot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 {e cdot win^e } over (1+ f_pot + e cdot (f + f_d)) + { {(1-losses)^e} -1 } over (1-(f + f_d)) + (s^"*"_av(e,m,f_pot,f_c)) righ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frac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row>
              <math:msup>
                <math:mi math:fontstyle="italic">split</math:mi>
                <math:mi>m</math:mi>
              </math:msup>
              <math:mo math:stretchy="false">⋅</math:mo>
              <math:mfenced math:open="" math:close="">
                <math:mrow>
                  <math:mi>e</math:mi>
                  <math:mo math:stretchy="false">−</math:mo>
                  <math:mi>m</math:mi>
                </math:mrow>
              </math:mfenced>
            </math:mrow>
          </math:mrow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i>e</math:mi>
                      <math:mo math:stretchy="false">−</math:mo>
                      <math:mi>m</math:mi>
                    </math:mrow>
                    <math:mo math:stretchy="false"></math:mo>
                  </math:mrow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</math:mfrac>
      </math:mrow>
    </math:mrow>
    <math:annotation math:encoding="StarMath 5.0">(s_av^"*"(e,m,f_pot,f_c)) = sum from m=1 to m=e { {left( binom{e}{m} right) win^{e-m} split^m cdot left( e-m right)} over left(1+ {{f_pot + (f + f_d)(e-m)} over {m+1}} right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{e cdot win^e } over (1+ f_pot + e cdot (f + f_d)) + { {(1-losses)^e} -1 } over (1-(f + f_d)) + (s^"*"_av(e,m,f_pot,f_c)) right) times { G(f+f_d) }</math:annotation>
  </math:semantics>
</math:math>
</file>